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06cab"/>
    </style:style>
    <style:style style:name="P2" style:family="paragraph" style:parent-style-name="Preformatted_20_Text">
      <style:paragraph-properties fo:orphans="1" style:writing-mode="lr-tb"/>
      <style:text-properties officeooo:paragraph-rsid="00106cab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06cab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06cab"/>
    </style:style>
    <style:style style:name="P5" style:family="paragraph" style:parent-style-name="Preformatted_20_Text">
      <style:paragraph-properties fo:orphans="1"/>
      <style:text-properties officeooo:paragraph-rsid="00106cab"/>
    </style:style>
    <style:style style:name="P6" style:family="paragraph" style:parent-style-name="Text_20_body">
      <style:paragraph-properties fo:orphans="1"/>
      <style:text-properties officeooo:paragraph-rsid="00106cab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officeooo:paragraph-rsid="00106cab"/>
    </style:style>
    <style:style style:name="P8" style:family="paragraph" style:parent-style-name="Text_20_body">
      <style:paragraph-properties fo:margin-left="0in" fo:margin-right="0in" fo:orphans="1" fo:text-indent="0in" style:auto-text-indent="false"/>
      <style:text-properties officeooo:paragraph-rsid="00106c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3: Computing Time Perception Across Different Energy Scales</text:span></text:p>
      <text:p text:style-name="P2"/>
      <text:p text:style-name="P2"><text:span text:style-name="Source_20_Text"># Define a function to compute time perception transformation</text:span></text:p>
      <text:p text:style-name="P2"><text:span text:style-name="Source_20_Text">def quantum_time_perception(E, T0=1, beta=0.1):</text:span></text:p>
      <text:p text:style-name="P2"><text:span text:style-name="Source_20_Text"><text:s text:c="4"/>"""Computes perceived time intervals based on observational energy scaling."""</text:span></text:p>
      <text:p text:style-name="P2"><text:span text:style-name="Source_20_Text"><text:s text:c="4"/>return T0 * np.exp(-beta * E)</text:span></text:p>
      <text:p text:style-name="P2"/>
      <text:p text:style-name="P2"><text:span text:style-name="Source_20_Text"># Generate an energy scale from low (Newtonian) to high (quantum)</text:span></text:p>
      <text:p text:style-name="P2"><text:span text:style-name="Source_20_Text">energy_levels = np.linspace(0, 10, 100)</text:span></text:p>
      <text:p text:style-name="P2"/>
      <text:p text:style-name="P2"><text:span text:style-name="Source_20_Text"># Compute perceived time intervals at different energy densities</text:span></text:p>
      <text:p text:style-name="P2"><text:span text:style-name="Source_20_Text">time_perception = [quantum_time_perception(E) for E in energy_levels]</text:span></text:p>
      <text:p text:style-name="P2"/>
      <text:p text:style-name="P2"><text:span text:style-name="Source_20_Text"># Plot perceived time intervals across energy scales</text:span></text:p>
      <text:p text:style-name="P2"><text:span text:style-name="Source_20_Text">plt.figure(figsize=(10, 6))</text:span></text:p>
      <text:p text:style-name="P2"><text:span text:style-name="Source_20_Text">plt.plot(energy_levels, time_perception, label="Perceived Time Interval", color="blue")</text:span></text:p>
      <text:p text:style-name="P2"><text:span text:style-name="Source_20_Text">plt.xlabel("Energy Density (E)")</text:span></text:p>
      <text:p text:style-name="P2"><text:span text:style-name="Source_20_Text">plt.ylabel("Perceived Time Interval (T_obs)")</text:span></text:p>
      <text:p text:style-name="P2"><text:span text:style-name="Source_20_Text">plt.title("Observer-Dependent Time Perception Across Energy Scales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time perception values</text:span></text:p>
      <text:p text:style-name="P3"><text:span text:style-name="Source_20_Text">time_perception</text:span></text:p>
      <text:p text:style-name="P6">Result</text:p>
      <text:p text:style-name="P5">[1.0,</text:p>
      <text:p text:style-name="P5"><text:s/>0.9899498337660453,</text:p>
      <text:p text:style-name="P5"><text:s/>0.9800006733734207,</text:p>
      <text:p text:style-name="P5"><text:s/>0.9701515036966302,</text:p>
      <text:p text:style-name="P5"><text:s/>0.9604013198123579,</text:p>
      <text:p text:style-name="P5"><text:s/>0.950749126896934,</text:p>
      <text:p text:style-name="P5"><text:s/>0.9411939401248325,</text:p>
      <text:p text:style-name="P5"><text:s/>0.9317347845681871,</text:p>
      <text:p text:style-name="P5"><text:s/>0.9223706950973187,</text:p>
      <text:p text:style-name="P5"><text:s/>0.9131007162822624,</text:p>
      <text:p text:style-name="P5"><text:s/>0.9039239022952824,</text:p>
      <text:p text:style-name="P5"><text:s/>0.8948393168143698,</text:p>
      <text:p text:style-name="P5"><text:s/>0.8858460329277068,</text:p>
      <text:p text:style-name="P5"><text:s/>0.876943133039094,</text:p>
      <text:p text:style-name="P5"><text:s/>0.868129708774326,</text:p>
      <text:p text:style-name="P5"><text:s/>0.8594048608885093,</text:p>
      <text:p text:style-name="P5"><text:s/>0.8507676991743109,</text:p>
      <text:p text:style-name="P5"><text:s/>0.84221734237113,</text:p>
      <text:p text:style-name="P5"><text:s/>0.8337529180751806,</text:p>
      <text:p text:style-name="P5"><text:s/>0.8253735626504801,</text:p>
      <text:p text:style-name="P5"><text:s/>0.8170784211407313,</text:p>
      <text:p text:style-name="P5"><text:s/>0.8088666471820897,</text:p>
      <text:p text:style-name="P5"><text:s/>0.8007374029168081,</text:p>
      <text:p text:style-name="P5"><text:s/>0.7926898589077489,</text:p>
      <text:p text:style-name="P5"><text:s/>0.7847231940537559,</text:p>
      <text:p text:style-name="P5"><text:s/>0.7768365955058757,</text:p>
      <text:p text:style-name="P5"><text:s/>0.7690292585844222,</text:p>
      <text:p text:style-name="P5"><text:s/>0.7613003866968738,</text:p>
      <text:p text:style-name="P5"><text:s/>0.7536491912565961,</text:p>
      <text:p text:style-name="P5"><text:s/>0.7460748916023818,</text:p>
      <text:p text:style-name="P5"><text:soft-page-break/><text:s/>0.7385767149187981,</text:p>
      <text:p text:style-name="P5"><text:soft-page-break/><text:s/>0.731153896157336,</text:p>
      <text:p text:style-name="P5"><text:s/>0.723805677958351,</text:p>
      <text:p text:style-name="P5"><text:s/>0.7165313105737893,</text:p>
      <text:p text:style-name="P5"><text:s/>0.7093300517906893,</text:p>
      <text:p text:style-name="P5"><text:s/>0.702201166855453,</text:p>
      <text:p text:style-name="P5"><text:s/>0.6951439283988787,</text:p>
      <text:p text:style-name="P5"><text:s/>0.6881576163619456,</text:p>
      <text:p text:style-name="P5"><text:s/>0.681241517922346,</text:p>
      <text:p text:style-name="P5"><text:s/>0.6743949274217548,</text:p>
      <text:p text:style-name="P5"><text:s/>0.6676171462938303,</text:p>
      <text:p text:style-name="P5"><text:s/>0.6609074829929388,</text:p>
      <text:p text:style-name="P5"><text:s/>0.6542652529235952,</text:p>
      <text:p text:style-name="P5"><text:s/>0.6476897783706126,</text:p>
      <text:p text:style-name="P5"><text:s/>0.6411803884299545,</text:p>
      <text:p text:style-name="P5"><text:s/>0.6347364189402819,</text:p>
      <text:p text:style-name="P5"><text:s/>0.6283572124151868,</text:p>
      <text:p text:style-name="P5"><text:s/>0.6220421179761098,</text:p>
      <text:p text:style-name="P5"><text:s/>0.6157904912859286,</text:p>
      <text:p text:style-name="P5"><text:s/>0.6096016944832163,</text:p>
      <text:p text:style-name="P5"><text:s/>0.6034750961171595,</text:p>
      <text:p text:style-name="P5"><text:s/>0.5974100710831303,</text:p>
      <text:p text:style-name="P5"><text:soft-page-break/><text:s/>0.591406000558906,</text:p>
      <text:p text:style-name="P5"><text:s/>0.5854622719415307,</text:p>
      <text:p text:style-name="P5"><text:s/>0.5795782787848095,</text:p>
      <text:p text:style-name="P5"><text:s/>0.5737534207374327,</text:p>
      <text:p text:style-name="P5"><text:s/>0.5679871034817214,</text:p>
      <text:p text:style-name="P5"><text:s/>0.5622787386729876,</text:p>
      <text:p text:style-name="P5"><text:s/>0.5566277438795058,</text:p>
      <text:p text:style-name="P5"><text:s/>0.5510335425230856,</text:p>
      <text:p text:style-name="P5"><text:s/>0.5454955638202436,</text:p>
      <text:p text:style-name="P5"><text:s/>0.5400132427239651,</text:p>
      <text:p text:style-name="P5"><text:s/>0.5345860198660524,</text:p>
      <text:p text:style-name="P5"><text:s/>0.5292133415000503,</text:p>
      <text:p text:style-name="P5"><text:s/>0.523894659444748,</text:p>
      <text:p text:style-name="P5"><text:s/>0.5186294310282473,</text:p>
      <text:p text:style-name="P5"><text:s/>0.513417119032592,</text:p>
      <text:p text:style-name="P5"><text:s/>0.5082571916389563,</text:p>
      <text:p text:style-name="P5"><text:s/>0.5031491223733818,</text:p>
      <text:p text:style-name="P5"><text:s/>0.49809239005306094,</text:p>
      <text:p text:style-name="P5"><text:s/>0.49308647873315975,</text:p>
      <text:p text:style-name="P5"><text:s/>0.4881308776541762,</text:p>
      <text:p text:style-name="P5"><text:s/>0.48322508118982543,</text:p>
      <text:p text:style-name="P5"><text:s/>0.47836858879545135,</text:p>
      <text:p text:style-name="P5"><text:s/>0.47356090495695474,</text:p>
      <text:p text:style-name="P5"><text:s/>0.4688015391402353,</text:p>
      <text:p text:style-name="P5"><text:s/>0.46409000574114206,</text:p>
      <text:p text:style-name="P5"><text:s/>0.4594258240359266,</text:p>
      <text:p text:style-name="P5"><text:soft-page-break/><text:s/>0.45480851813219386,</text:p>
      <text:p text:style-name="P5"><text:s/>0.4502376169203467,</text:p>
      <text:p text:style-name="P5"><text:s/>0.4457126540255176,</text:p>
      <text:p text:style-name="P5"><text:s/>0.44123316775998395,</text:p>
      <text:p text:style-name="P5"><text:s/>0.43679870107606167,</text:p>
      <text:p text:style-name="P5"><text:s/>0.4324088015194717,</text:p>
      <text:p text:style-name="P5"><text:s/>0.4280630211831759,</text:p>
      <text:p text:style-name="P5"><text:s/>0.42376091666167603,</text:p>
      <text:p text:style-name="P5"><text:s/>0.4195020490057732,</text:p>
      <text:p text:style-name="P5"><text:s/>0.4152859836777805,</text:p>
      <text:p text:style-name="P5"><text:s/>0.4111122905071874,</text:p>
      <text:p text:style-name="P5"><text:s/>0.4069805436467683,</text:p>
      <text:p text:style-name="P5"><text:s/>0.402890321529133,</text:p>
      <text:p text:style-name="P5"><text:s/>0.3988412068237137,</text:p>
      <text:p text:style-name="P5"><text:s/>0.3948327863941843,</text:p>
      <text:p text:style-name="P5"><text:s/>0.39086465125630715,</text:p>
      <text:p text:style-name="P5"><text:s/>0.3869363965362045,</text:p>
      <text:p text:style-name="P5"><text:s/>0.38304762142904825,</text:p>
      <text:p text:style-name="P5"><text:s/>0.37919792915816536,</text:p>
      <text:p text:style-name="P5"><text:s/>0.3753869269345544,</text:p>
      <text:p text:style-name="P5"><text:s/>0.3716142259168086,</text:p>
      <text:p text:style-name="P4"><text:s/>0.3678794411714424]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0:41:34.560784793</meta:creation-date>
    <dc:date>2025-02-09T10:42:31.727347237</dc:date>
    <meta:editing-duration>PT5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121" meta:word-count="210" meta:character-count="2919" meta:non-whitespace-character-count="2723"/>
  </office:meta>
</office:document-meta>
</file>